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jemplo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omunicacion_f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1">
            <text:p>18003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1">
            <text:p>ABC123456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1">
            <text:p>ABC123457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1">
            <text:p>ABC123458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1">
            <text:p>ABC123459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J2" table:name="Tabla3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4T13:40:24Z</dc:date>
  </office:meta>
</office:document-meta>
</file>